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4f1e"/>
    </style:style>
    <style:style style:name="P2" style:family="paragraph" style:parent-style-name="Standard">
      <style:text-properties officeooo:rsid="002601c5" officeooo:paragraph-rsid="002601c5"/>
    </style:style>
    <style:style style:name="P3" style:family="paragraph" style:parent-style-name="Standard">
      <style:text-properties officeooo:rsid="00260e85" officeooo:paragraph-rsid="00260e85"/>
    </style:style>
    <style:style style:name="P4" style:family="paragraph" style:parent-style-name="Standard">
      <style:text-properties officeooo:rsid="00274cab" officeooo:paragraph-rsid="00274cab"/>
    </style:style>
    <style:style style:name="P5" style:family="paragraph" style:parent-style-name="Standard">
      <style:text-properties officeooo:rsid="0029360d" officeooo:paragraph-rsid="0029360d"/>
    </style:style>
    <style:style style:name="T1" style:family="text">
      <style:text-properties officeooo:rsid="001e296c"/>
    </style:style>
    <style:style style:name="T2" style:family="text">
      <style:text-properties officeooo:rsid="002494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i 206 - Sept <text:span text:style-name="T1">26</text:span>, 2018 <text:s text:c="3"/></text:p>
      <text:p text:style-name="Standard">Lecture <text:span text:style-name="T2">6</text:span></text:p>
      <text:p text:style-name="P1"/>
      <text:p text:style-name="P2">Buoyancy</text:p>
      <text:p text:style-name="P2">- Archimedes’ principle : An object partially or wholly immersed in a fluid is acted upon by an upward buoyant force equal to the weight of the fluid it displaces</text:p>
      <text:p text:style-name="P3"/>
      <text:p text:style-name="P3">Hot Air Ballon </text:p>
      <text:p text:style-name="P3">- Pressure inside = pressure outside</text:p>
      <text:p text:style-name="P3">- Pressure is proportional to density time temprature</text:p>
      <text:p text:style-name="P3">- Hot air has higjer temperature and same pressure do density is lower</text:p>
      <text:p text:style-name="P3">- So, weight of ballon is less than air around, which results in the balloon rises.</text:p>
      <text:p text:style-name="P3"/>
      <text:p text:style-name="P4">Regular Balloon</text:p>
      <text:p text:style-name="P4">- Pressure inside greater than pressure outside (needs to stretch baloon)</text:p>
      <text:p text:style-name="P4">- Tension on baloon produces inward force, pressure of baloon provides outward force to balance</text:p>
      <text:p text:style-name="P4"/>
      <text:p text:style-name="P4">Helium Balloon</text:p>
      <text:p text:style-name="P4">- Force due to gravity = weight of baloon + weight of helieum</text:p>
      <text:p text:style-name="P4">- If weight of helium is less than weight of air and weight of helium + weight of baloon is less than weight of the air, then baloon goes up</text:p>
      <text:p text:style-name="P4"/>
      <text:p text:style-name="P5">Bubbles </text:p>
      <text:p text:style-name="P5">- Surfactant molecule (SOAP)</text:p>
      <text:p text:style-name="P5">- Head likes water</text:p>
      <text:p text:style-name="P5">- Tail likes oil</text:p>
      <text:p text:style-name="P5">- This produces a thin bilay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7:41:15.120389456</meta:creation-date>
    <dc:date>2018-09-27T10:04:53.233892289</dc:date>
    <meta:editing-duration>P1DT2H37M35S</meta:editing-duration>
    <meta:editing-cycles>10</meta:editing-cycles>
    <meta:generator>LibreOffice/5.4.5.1$Linux_X86_64 LibreOffice_project/40m0$Build-1</meta:generator>
    <meta:document-statistic meta:table-count="0" meta:image-count="0" meta:object-count="0" meta:page-count="1" meta:paragraph-count="20" meta:word-count="177" meta:character-count="962" meta:non-whitespace-character-count="798"/>
  </office:meta>
</office:document-meta>
</file>